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rsid="0516726b" officeooo:paragraph-rsid="053a82b3"/>
    </style:style>
    <style:style style:name="P6" style:family="paragraph" style:parent-style-name="Text_20_body">
      <style:text-properties officeooo:rsid="051857fb" officeooo:paragraph-rsid="053a82b3"/>
    </style:style>
    <style:style style:name="P7" style:family="paragraph" style:parent-style-name="Text_20_body">
      <style:paragraph-properties fo:line-height="100%"/>
      <style:text-properties officeooo:rsid="04af6545" officeooo:paragraph-rsid="04af6545"/>
    </style:style>
    <style:style style:name="P8" style:family="paragraph" style:parent-style-name="Text_20_body">
      <style:text-properties officeooo:rsid="05139ee2" officeooo:paragraph-rsid="053a82b3"/>
    </style:style>
    <style:style style:name="P9" style:family="paragraph" style:parent-style-name="Text_20_body">
      <style:text-properties officeooo:rsid="054277b2" officeooo:paragraph-rsid="05510f7d"/>
    </style:style>
    <style:style style:name="P10" style:family="paragraph" style:parent-style-name="Text_20_body">
      <style:text-properties officeooo:rsid="056f0e51" officeooo:paragraph-rsid="056f0e51"/>
    </style:style>
    <style:style style:name="P11" style:family="paragraph" style:parent-style-name="Text_20_body">
      <style:text-properties officeooo:rsid="05761f60" officeooo:paragraph-rsid="05761f60"/>
    </style:style>
    <style:style style:name="P12" style:family="paragraph" style:parent-style-name="Heading_20_2">
      <style:text-properties officeooo:paragraph-rsid="05510f7d"/>
    </style:style>
    <style:style style:name="P13" style:family="paragraph" style:parent-style-name="Heading_20_2">
      <style:text-properties officeooo:paragraph-rsid="053a82b3"/>
    </style:style>
    <style:style style:name="P14" style:family="paragraph" style:parent-style-name="Heading_20_2">
      <style:text-properties officeooo:paragraph-rsid="056f0e51"/>
    </style:style>
    <style:style style:name="P1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16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17" style:family="paragraph" style:parent-style-name="Text_20_body">
      <style:paragraph-properties fo:text-align="end" style:justify-single-word="false" style:writing-mode="rl-tb"/>
      <style:text-properties officeooo:paragraph-rsid="053a82b3"/>
    </style:style>
    <style:style style:name="P18" style:family="paragraph" style:parent-style-name="Heading_20_2">
      <style:paragraph-properties fo:text-align="end" style:justify-single-word="false" style:writing-mode="rl-tb"/>
      <style:text-properties officeooo:rsid="052623dc" officeooo:paragraph-rsid="05510f7d"/>
    </style:style>
    <style:style style:name="P19" style:family="paragraph" style:parent-style-name="Heading_20_1">
      <style:paragraph-properties fo:line-height="100%"/>
      <style:text-properties officeooo:rsid="04af6545" officeooo:paragraph-rsid="057e19f6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80aee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51fec76" style:font-style-asian="italic" style:font-style-complex="italic"/>
    </style:style>
    <style:style style:name="T8" style:family="text">
      <style:text-properties style:text-position="sub 58%" officeooo:rsid="051fec76"/>
    </style:style>
    <style:style style:name="T9" style:family="text">
      <style:text-properties style:text-position="sub 58%" officeooo:rsid="052623d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officeooo:rsid="0518a5f0"/>
    </style:style>
    <style:style style:name="T13" style:family="text">
      <style:text-properties style:text-position="0% 100%" officeooo:rsid="052623dc"/>
    </style:style>
    <style:style style:name="T14" style:family="text">
      <style:text-properties style:text-position="0% 100%" officeooo:rsid="0526c858"/>
    </style:style>
    <style:style style:name="T15" style:family="text">
      <style:text-properties style:text-position="0% 100%" officeooo:rsid="051fec7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51fec76" style:font-style-asian="italic" style:font-style-complex="italic"/>
    </style:style>
    <style:style style:name="T18" style:family="text">
      <style:text-properties officeooo:rsid="0518a5f0"/>
    </style:style>
    <style:style style:name="T19" style:family="text">
      <style:text-properties officeooo:rsid="051fec76"/>
    </style:style>
    <style:style style:name="T20" style:family="text">
      <style:text-properties fo:font-size="10pt" officeooo:rsid="05139ee2" style:font-size-asian="10pt" style:font-size-complex="10pt"/>
    </style:style>
    <style:style style:name="T21" style:family="text">
      <style:text-properties officeooo:rsid="05226f8d"/>
    </style:style>
    <style:style style:name="T22" style:family="text">
      <style:text-properties officeooo:rsid="052c9289"/>
    </style:style>
    <style:style style:name="T23" style:family="text">
      <style:text-properties officeooo:rsid="054740c5"/>
    </style:style>
    <style:style style:name="T24" style:family="text">
      <style:text-properties officeooo:rsid="053d3269"/>
    </style:style>
    <style:style style:name="T25" style:family="text">
      <style:text-properties officeooo:rsid="054277b2"/>
    </style:style>
    <style:style style:name="T26" style:family="text">
      <style:text-properties officeooo:rsid="0550dfd7"/>
    </style:style>
    <style:style style:name="T27" style:family="text">
      <style:text-properties fo:font-size="16pt" officeooo:rsid="052c9289" style:font-size-asian="16pt" style:font-size-complex="16pt"/>
    </style:style>
    <style:style style:name="T28" style:family="text">
      <style:text-properties officeooo:rsid="056c292d"/>
    </style:style>
    <style:style style:name="T29" style:family="text">
      <style:text-properties officeooo:rsid="056e2f5e"/>
    </style:style>
    <style:style style:name="T30" style:family="text">
      <style:text-properties officeooo:rsid="056f94da"/>
    </style:style>
    <style:style style:name="T31" style:family="text">
      <style:text-properties officeooo:rsid="057154d3"/>
    </style:style>
    <style:style style:name="T32" style:family="text">
      <style:text-properties officeooo:rsid="05761f60"/>
    </style:style>
    <style:style style:name="T33" style:family="text">
      <style:text-properties officeooo:rsid="0577564e"/>
    </style:style>
    <style:style style:name="T34" style:family="text">
      <style:text-properties officeooo:rsid="057926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21">מטלה</text:span> <text:span text:style-name="T22">4 - מכרזים: וק"ג, פירסום, מיירסון </text:span><text:span text:style-name="T27">(הרצאות 3-4)</text:span><text:span text:style-name="T22"> </text:span></text:h>
      <text:p text:style-name="P7">יש לענות על שאלה אחת לבחירתכם. הגשה בזוגות, עד תחילת ההרצאה הבאה.</text:p>
      <text:p text:style-name="P7"/>
      <text:p text:style-name="Heading_20_2">שאלה <text:span text:style-name="T26">1</text:span>: <text:span text:style-name="T23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13">שאלה<text:span text:style-name="T24"> 2</text:span>: <text:span text:style-name="T2">מכרזי פירסום - VCG לעומת GSP</text:span></text:p>
      <text:p text:style-name="P8"><text:span text:style-name="T32">א. </text:span>הוכיחו, שהתשלום שמשלם מפרסם במכרז VCG כשהוא מכריז את ערכו האמיתי, תמיד קטן או שווה מהתשלום שישלם במכרז GSP כשהוא מכריז את ערכו האמיתי.<text:span text:style-name="T3"> </text:span></text:p>
      <text:p text:style-name="P11">ב. לפי סעיף א, מעבר בין מכרז GSP למכרז VCG יגרום לירידה ברווחים. אולם ירידה זו תהיה זמנית בלבד. מדוע<text:span text:style-name="T34">?</text:span></text:p>
      <text:p text:style-name="P14">שאלה<text:span text:style-name="T24"> 3</text:span>: <text:span text:style-name="T2">מכרזי פירסום - VCG לעומת מיירסון</text:span></text:p>
      <text:p text:style-name="P10">חשבו את המחיר שמשלם משתתף במכרז<text:span text:style-name="T30">-</text:span>פירסום לפי משפט מיירסון (מחיר הסף). האם <text:span text:style-name="T31">מחיר זה </text:span>גדול או קטן מהמחיר שישלם במכרז VCG?</text:p>
      <text:p text:style-name="P18">שאלה<text:span text:style-name="T24"> 4</text:span>: <text:span text:style-name="T25">הפיכת אלגוריתם למנגנון</text:span></text:p>
      <text:p text:style-name="P9">מיצאו אלגוריתם נוסף שאתם מכירים<text:span text:style-name="T29">, שונה מהאלגוריתמים שנלמדו בכיתה</text:span>, שאפשר להפוך אותו למנגנון. תארו <text:span text:style-name="T28">בפירוט </text:span>את הקלט למנגנון, את הערכים של המשתתפים, את כלל-הבחירה ואת כלל-התשלום.</text:p>
      <text:p text:style-name="P12">שאלה <text:span text:style-name="T33">5</text:span>: <text:span text:style-name="T2">מכרזי פירסום - איכות המודעה</text:span><text:span text:style-name="T20"> (הקורס של טים, תרגילים 32, 34)</text:span><text:span text:style-name="T2">.</text:span></text:p>
      <text:p text:style-name="P5">בשיעור הנחנו<text:span text:style-name="T4">,</text:span> <text:span text:style-name="T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6"><text:span text:style-name="T19">א. </text:span>נניח <text:span text:style-name="T18">שלכל </text:span>מודעה <text:span text:style-name="T16">j</text:span> יש מקדם איכות <text:span text:style-name="T16">q</text:span><text:span text:style-name="T6">j</text:span><text:span text:style-name="T5">, <text:s/></text:span><text:span text:style-name="T10">והסתברות ההקלקה </text:span><text:span text:style-name="T12">כש</text:span><text:span text:style-name="T10">שמים אותה במקום </text:span><text:span text:style-name="T11">k</text:span><text:span text:style-name="T10"> היא:</text:span></text:p>
      <text:p text:style-name="P15"><text:span text:style-name="T10">r</text:span><text:span text:style-name="T8">j,</text:span><text:span text:style-name="T5">k</text:span><text:span text:style-name="T9"> </text:span><text:span text:style-name="T13"><text:s/>= </text:span><text:span text:style-name="T10">r</text:span><text:span text:style-name="T5">k</text:span><text:span text:style-name="T10">*q</text:span><text:span text:style-name="T5">j</text:span></text:p>
      <text:p text:style-name="P16">תארו אלגוריתם חמדני המשבץ מודעות למיקומים וממקסם את סכום הערכים.</text:p>
      <text:p text:style-name="P6"><text:span text:style-name="T19">ב. נניח שלכל מודעה </text:span><text:span text:style-name="T17">j</text:span><text:span text:style-name="T19"> ומיקום </text:span><text:span text:style-name="T17">k</text:span><text:span text:style-name="T19"> יש הסתברות הקלקה כללית (לא דווקא ליניארית): <text:s text:c="5"/></text:span><text:span text:style-name="T11">r</text:span><text:span text:style-name="T7">j,</text:span><text:span text:style-name="T6">k</text:span></text:p>
      <text:p text:style-name="P17"><text:span text:style-name="T14">הראו דוגמה שבה </text:span><text:span text:style-name="T15">האלגוריתם החמדני לא עובד </text:span><text:span text:style-name="T14">(</text:span><text:span text:style-name="T15">לא מוצא שיבוץ הממקסם את סכום הערכים</text:span><text:span text:style-name="T14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5T13:00:15.539875811</dc:date>
    <meta:editing-duration>P10DT10H22M41S</meta:editing-duration>
    <meta:editing-cycles>1244</meta:editing-cycles>
    <meta:document-statistic meta:table-count="0" meta:image-count="0" meta:object-count="0" meta:page-count="1" meta:paragraph-count="22" meta:word-count="308" meta:character-count="1677" meta:non-whitespace-character-count="1382"/>
  </office:meta>
</office:document-meta>
</file>